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port New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362">
            <text:p>36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95">
            <text:p>9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326">
            <text:p>32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54">
            <text:p>1854</text:p>
          </table:table-cell>
          <table:table-cell table:style-name="ce22" office:value-type="float" office:value="206">
            <text:p>20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108">
            <text:p>5108</text:p>
          </table:table-cell>
          <table:table-cell table:style-name="ce22" office:value-type="float" office:value="1395">
            <text:p>139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07">
            <text:p>50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3">
            <text:p>72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216">
            <text:p>21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525">
            <text:p>52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73">
            <text:p>1873</text:p>
          </table:table-cell>
          <table:table-cell table:style-name="ce22" office:value-type="float" office:value="2094">
            <text:p>209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981">
            <text:p>6981</text:p>
          </table:table-cell>
          <table:table-cell table:style-name="ce22" office:value-type="float" office:value="3489">
            <text:p>348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